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8" style:family="paragraph" style:parent-style-name="Table_20_Contents">
      <style:text-properties style:language-asian="ja" style:country-asian="JP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0" style:family="paragraph" style:parent-style-name="Table_20_Contents" style:list-style-name="L2">
      <style:text-properties style:font-name="Arial1" fo:font-size="11pt" style:language-asian="ja" style:country-asian="JP"/>
    </style:style>
    <style:style style:name="P51" style:family="paragraph" style:parent-style-name="Table_20_Contents" style:list-style-name="L3">
      <style:text-properties style:font-name="Arial1" fo:font-size="11pt" style:language-asian="ja" style:country-asian="JP"/>
    </style:style>
    <style:style style:name="P52" style:family="paragraph" style:parent-style-name="Table_20_Contents" style:list-style-name="L4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/>
    </style:style>
    <style:style style:name="P54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6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3" style:family="text">
      <style:text-properties style:language-asian="ja" style:country-asian="JP"/>
    </style:style>
    <style:style style:name="T14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5" style:family="text">
      <style:text-properties fo:color="#3333ff" style:font-name="Arial1" fo:font-size="22pt" fo:font-style="normal" fo:font-weight="normal" style:font-size-asian="22pt" style:font-size-complex="22pt"/>
    </style:style>
    <style:style style:name="T16" style:family="text">
      <style:text-properties style:font-name-asian="Arial2"/>
    </style:style>
    <style:style style:name="T17" style:family="text">
      <style:text-properties style:font-name-asian="Arial2" style:language-asian="ja" style:country-asian="JP"/>
    </style:style>
    <style:style style:name="T18" style:family="text">
      <style:text-properties fo:color="#000000" fo:background-color="transparent" style:font-name-asian="Arial2" style:font-size-asian="12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3">雨が降って少し肌寒いですね。</text:span></text:p>
      <text:p text:style-name="P7">日報などなど<text:span text:style-name="T13">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4">1</text:p>
          </table:table-cell>
          <table:table-cell table:style-name="表110.A1" office:value-type="string">
            <text:p text:style-name="P24">作業日</text:p>
          </table:table-cell>
          <table:table-cell table:style-name="表110.C1" office:value-type="string">
            <text:p text:style-name="P26">6/14 月曜日</text:p>
          </table:table-cell>
        </table:table-row>
        <table:table-row>
          <table:table-cell table:style-name="表110.A2" office:value-type="string">
            <text:p text:style-name="P24">2</text:p>
          </table:table-cell>
          <table:table-cell table:style-name="表110.A2" office:value-type="string">
            <text:p text:style-name="P24">発注者</text:p>
          </table:table-cell>
          <table:table-cell table:style-name="表110.C2" office:value-type="string">
            <text:p text:style-name="P26">小川電気工事</text:p>
          </table:table-cell>
        </table:table-row>
        <table:table-row>
          <table:table-cell table:style-name="表110.A2" office:value-type="string">
            <text:p text:style-name="P24">3</text:p>
          </table:table-cell>
          <table:table-cell table:style-name="表110.A2" office:value-type="string">
            <text:p text:style-name="P24">工事件名</text:p>
          </table:table-cell>
          <table:table-cell table:style-name="表110.C2" office:value-type="string">
            <text:p text:style-name="P26">国立市富士見台二丁目</text:p>
          </table:table-cell>
        </table:table-row>
        <table:table-row>
          <table:table-cell table:style-name="表110.A2" office:value-type="string">
            <text:p text:style-name="P24">4</text:p>
          </table:table-cell>
          <table:table-cell table:style-name="表110.A2" office:value-type="string">
            <text:p text:style-name="P24">作業時間</text:p>
          </table:table-cell>
          <table:table-cell table:style-name="表110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0.A2" office:value-type="string">
            <text:p text:style-name="P24">5</text:p>
          </table:table-cell>
          <table:table-cell table:style-name="表110.A2" office:value-type="string">
            <text:p text:style-name="P24">備考</text:p>
          </table:table-cell>
          <table:table-cell table:style-name="表1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5">6/25（金）</text:p>
          </table:table-cell>
          <table:table-cell table:style-name="表111.B1" office:value-type="string">
            <text:p text:style-name="P25">6/26（土）</text:p>
          </table:table-cell>
        </table:table-row>
        <table:table-row>
          <table:table-cell table:style-name="表111.A2" office:value-type="string">
            <text:p text:style-name="P23">○</text:p>
          </table:table-cell>
          <table:table-cell table:style-name="表111.B2" office:value-type="string">
            <text:p text:style-name="P23">○</text:p>
          </table:table-cell>
        </table:table-row>
      </table:table>
      <text:p text:style-name="P30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>期間</text:p>
          </table:table-cell>
          <table:table-cell table:style-name="表112.B1" office:value-type="string">
            <text:p text:style-name="P22"><text:s text:c="2"/>2021.6.14(月) ~ 2021.6.20(日)</text:p>
          </table:table-cell>
        </table:table-row>
        <table:table-row>
          <table:table-cell table:style-name="表112.A2" office:value-type="string">
            <text:p text:style-name="P19">合計</text:p>
          </table:table-cell>
          <table:table-cell table:style-name="表112.B2" office:value-type="string">
            <text:p text:style-name="P20"><text:s/>￥93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14(月) ~ 2021.6.2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7">どうも</text:span><text:span text:style-name="T16">お疲れさまです。暑く</text:span><text:span text:style-name="T17">なってきました。</text:span></text:p>
      <text:p text:style-name="P16">いつもの提出物です。遅くなりました。 </text:p>
      <text:p text:style-name="P1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4">1</text:p>
          </table:table-cell>
          <table:table-cell table:style-name="表113.A1" office:value-type="string">
            <text:p text:style-name="P24">作業日</text:p>
          </table:table-cell>
          <table:table-cell table:style-name="表113.C1" office:value-type="string">
            <text:p text:style-name="P26">6/24 木曜日</text:p>
          </table:table-cell>
        </table:table-row>
        <table:table-row>
          <table:table-cell table:style-name="表113.A2" office:value-type="string">
            <text:p text:style-name="P24">2</text:p>
          </table:table-cell>
          <table:table-cell table:style-name="表113.A2" office:value-type="string">
            <text:p text:style-name="P24">発注者</text:p>
          </table:table-cell>
          <table:table-cell table:style-name="表113.C2" office:value-type="string">
            <text:p text:style-name="P26">ホクシン設備</text:p>
          </table:table-cell>
        </table:table-row>
        <table:table-row>
          <table:table-cell table:style-name="表113.A2" office:value-type="string">
            <text:p text:style-name="P24">3</text:p>
          </table:table-cell>
          <table:table-cell table:style-name="表113.A2" office:value-type="string">
            <text:p text:style-name="P24">工事件名</text:p>
          </table:table-cell>
          <table:table-cell table:style-name="表113.C2" office:value-type="string">
            <text:p text:style-name="P26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4">4</text:p>
          </table:table-cell>
          <table:table-cell table:style-name="表113.A2" office:value-type="string">
            <text:p text:style-name="P24">作業時間</text:p>
          </table:table-cell>
          <table:table-cell table:style-name="表113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3.A2" office:value-type="string">
            <text:p text:style-name="P24">5</text:p>
          </table:table-cell>
          <table:table-cell table:style-name="表113.A2" office:value-type="string">
            <text:p text:style-name="P24">備考</text:p>
          </table:table-cell>
          <table:table-cell table:style-name="表113.C2" office:value-type="string">
            <text:p text:style-name="P26">お客さんには、終了１５：００で提出してます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5">7/2（金）</text:p>
          </table:table-cell>
          <table:table-cell table:style-name="表114.B1" office:value-type="string">
            <text:p text:style-name="P25">7/3（土）</text:p>
          </table:table-cell>
        </table:table-row>
        <table:table-row>
          <table:table-cell table:style-name="表114.A2" office:value-type="string">
            <text:p text:style-name="P23">○</text:p>
          </table:table-cell>
          <table:table-cell table:style-name="表114.B2" office:value-type="string">
            <text:p text:style-name="P23">○</text:p>
          </table:table-cell>
        </table:table-row>
      </table:table>
      <text:p text:style-name="P30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>期間</text:p>
          </table:table-cell>
          <table:table-cell table:style-name="表115.B1" office:value-type="string">
            <text:p text:style-name="P22"><text:s text:c="2"/>2021.6.21(月) ~ 2021.6.27(日)</text:p>
          </table:table-cell>
        </table:table-row>
        <table:table-row>
          <table:table-cell table:style-name="表115.A2" office:value-type="string">
            <text:p text:style-name="P19">合計</text:p>
          </table:table-cell>
          <table:table-cell table:style-name="表115.B2" office:value-type="string">
            <text:p text:style-name="P20"><text:s/>￥924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1(月) ~ 2021.6.27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3">今週分の提出。</text:span>よろしくお願いします。</text:p>
      <text:p text:style-name="P7">岩淵</text:p>
      <text:p text:style-name="P7"/>
      <text:p text:style-name="P10">別件</text:p>
      <text:p text:style-name="P14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8">なんとも、すみません。</text:span> 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4">1</text:p>
          </table:table-cell>
          <table:table-cell table:style-name="表1.A1" office:value-type="string">
            <text:p text:style-name="P24">作業日</text:p>
          </table:table-cell>
          <table:table-cell table:style-name="表1.C1" office:value-type="string">
            <text:p text:style-name="P26">7/2 金曜日</text:p>
          </table:table-cell>
        </table:table-row>
        <table:table-row>
          <table:table-cell table:style-name="表1.A2" office:value-type="string">
            <text:p text:style-name="P24">2</text:p>
          </table:table-cell>
          <table:table-cell table:style-name="表1.A2" office:value-type="string">
            <text:p text:style-name="P24">発注者</text:p>
          </table:table-cell>
          <table:table-cell table:style-name="表1.C2" office:value-type="string">
            <text:p text:style-name="P26">扶桑電気</text:p>
          </table:table-cell>
        </table:table-row>
        <table:table-row>
          <table:table-cell table:style-name="表1.A2" office:value-type="string">
            <text:p text:style-name="P24">3</text:p>
          </table:table-cell>
          <table:table-cell table:style-name="表1.A2" office:value-type="string">
            <text:p text:style-name="P24">工事件名</text:p>
          </table:table-cell>
          <table:table-cell table:style-name="表1.C2" office:value-type="string">
            <text:p text:style-name="P26">まごころタウン</text:p>
          </table:table-cell>
        </table:table-row>
        <table:table-row>
          <table:table-cell table:style-name="表1.A2" office:value-type="string">
            <text:p text:style-name="P24">4</text:p>
          </table:table-cell>
          <table:table-cell table:style-name="表1.A2" office:value-type="string">
            <text:p text:style-name="P24">作業時間</text:p>
          </table:table-cell>
          <table:table-cell table:style-name="表1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.A2" office:value-type="string">
            <text:p text:style-name="P24">5</text:p>
          </table:table-cell>
          <table:table-cell table:style-name="表1.A2" office:value-type="string">
            <text:p text:style-name="P24">備考</text:p>
          </table:table-cell>
          <table:table-cell table:style-name="表1.C2" office:value-type="string">
            <text:p text:style-name="P26">日報は建二さん取り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5">7/9（金）</text:p>
          </table:table-cell>
          <table:table-cell table:style-name="表2.B1" office:value-type="string">
            <text:p text:style-name="P25">7/10（土）</text:p>
          </table:table-cell>
        </table:table-row>
        <text:soft-page-break/>
        <table:table-row>
          <table:table-cell table:style-name="表2.A2" office:value-type="string">
            <text:p text:style-name="P23">○</text:p>
          </table:table-cell>
          <table:table-cell table:style-name="表2.B2" office:value-type="string">
            <text:p text:style-name="P23">○</text:p>
          </table:table-cell>
        </table:table-row>
      </table:table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>期間</text:p>
          </table:table-cell>
          <table:table-cell table:style-name="表3.B1" office:value-type="string">
            <text:p text:style-name="P22"><text:s text:c="2"/>2021.6.28(月) ~ 2021.7.4(日)</text:p>
          </table:table-cell>
        </table:table-row>
        <table:table-row>
          <table:table-cell table:style-name="表3.A2" office:value-type="string">
            <text:p text:style-name="P19">合計</text:p>
          </table:table-cell>
          <table:table-cell table:style-name="表3.B2" office:value-type="string">
            <text:p text:style-name="P20"><text:s/>￥1,298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8(月) ~ 2021.7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雨が続いております。</text:p>
      <text:p text:style-name="P7"><text:span text:style-name="T13">書類の提出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4">1</text:p>
          </table:table-cell>
          <table:table-cell table:style-name="表4.A1" office:value-type="string">
            <text:p text:style-name="P24">作業日</text:p>
          </table:table-cell>
          <table:table-cell table:style-name="表4.C1" office:value-type="string">
            <text:p text:style-name="P26">7/6 火曜日</text:p>
          </table:table-cell>
        </table:table-row>
        <table:table-row>
          <table:table-cell table:style-name="表4.A2" office:value-type="string">
            <text:p text:style-name="P24">2</text:p>
          </table:table-cell>
          <table:table-cell table:style-name="表4.A2" office:value-type="string">
            <text:p text:style-name="P24">発注者</text:p>
          </table:table-cell>
          <table:table-cell table:style-name="表4.C2" office:value-type="string">
            <text:p text:style-name="P26">栗原設備</text:p>
          </table:table-cell>
        </table:table-row>
        <table:table-row>
          <table:table-cell table:style-name="表4.A2" office:value-type="string">
            <text:p text:style-name="P24">3</text:p>
          </table:table-cell>
          <table:table-cell table:style-name="表4.A2" office:value-type="string">
            <text:p text:style-name="P24">工事件名</text:p>
          </table:table-cell>
          <table:table-cell table:style-name="表4.C2" office:value-type="string">
            <text:p text:style-name="P26">芝浦一丁目プロジェクト</text:p>
          </table:table-cell>
        </table:table-row>
        <table:table-row>
          <table:table-cell table:style-name="表4.A2" office:value-type="string">
            <text:p text:style-name="P24">4</text:p>
          </table:table-cell>
          <table:table-cell table:style-name="表4.A2" office:value-type="string">
            <text:p text:style-name="P24">作業時間</text:p>
          </table:table-cell>
          <table:table-cell table:style-name="表4.C2" office:value-type="string">
            <text:p text:style-name="P26">７：４５－１７：００</text:p>
            <text:p text:style-name="P26">（定時）</text:p>
          </table:table-cell>
        </table:table-row>
        <table:table-row>
          <table:table-cell table:style-name="表4.A2" office:value-type="string">
            <text:p text:style-name="P24">5</text:p>
          </table:table-cell>
          <table:table-cell table:style-name="表4.A2" office:value-type="string">
            <text:p text:style-name="P24">備考</text:p>
          </table:table-cell>
          <table:table-cell table:style-name="表4.C2" office:value-type="string">
            <text:p text:style-name="P26">日報は建二さん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5">7/16（金）</text:p>
          </table:table-cell>
          <table:table-cell table:style-name="表5.B1" office:value-type="string">
            <text:p text:style-name="P25">7/17（土）</text:p>
          </table:table-cell>
        </table:table-row>
        <table:table-row>
          <table:table-cell table:style-name="表5.A2" office:value-type="string">
            <text:p text:style-name="P23">○</text:p>
          </table:table-cell>
          <table:table-cell table:style-name="表5.B2" office:value-type="string">
            <text:p text:style-name="P23">○</text:p>
          </table:table-cell>
        </table:table-row>
      </table:table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期間</text:p>
          </table:table-cell>
          <table:table-cell table:style-name="表6.B1" office:value-type="string">
            <text:p text:style-name="P22"><text:s text:c="2"/>2021.7.5(月) ~ 2021.7.11(日)</text:p>
          </table:table-cell>
        </table:table-row>
        <table:table-row>
          <table:table-cell table:style-name="表6.A2" office:value-type="string">
            <text:p text:style-name="P19">合計</text:p>
          </table:table-cell>
          <table:table-cell table:style-name="表6.B2" office:value-type="string">
            <text:p text:style-name="P20"><text:s/>￥816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5(月) ~ 2021.7.11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3">書類等を提出します。</text:span>よろしくお願いしま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4">1</text:p>
          </table:table-cell>
          <table:table-cell table:style-name="表7.A1" office:value-type="string">
            <text:p text:style-name="P24">作業日</text:p>
          </table:table-cell>
          <table:table-cell table:style-name="表7.C1" office:value-type="string">
            <text:p text:style-name="P26">7/XX XX曜日</text:p>
          </table:table-cell>
        </table:table-row>
        <table:table-row>
          <table:table-cell table:style-name="表7.A2" office:value-type="string">
            <text:p text:style-name="P24">2</text:p>
          </table:table-cell>
          <table:table-cell table:style-name="表7.A2" office:value-type="string">
            <text:p text:style-name="P24">発注者</text:p>
          </table:table-cell>
          <table:table-cell table:style-name="表7.C2" office:value-type="string">
            <text:p text:style-name="P26">XXX（XXX）</text:p>
          </table:table-cell>
        </table:table-row>
        <table:table-row>
          <table:table-cell table:style-name="表7.A2" office:value-type="string">
            <text:p text:style-name="P24">3</text:p>
          </table:table-cell>
          <table:table-cell table:style-name="表7.A2" office:value-type="string">
            <text:p text:style-name="P24">工事件名</text:p>
          </table:table-cell>
          <table:table-cell table:style-name="表7.C2" office:value-type="string">
            <text:p text:style-name="P26">XXX</text:p>
          </table:table-cell>
        </table:table-row>
        <table:table-row>
          <table:table-cell table:style-name="表7.A2" office:value-type="string">
            <text:p text:style-name="P24">4</text:p>
          </table:table-cell>
          <table:table-cell table:style-name="表7.A2" office:value-type="string">
            <text:p text:style-name="P24">作業時間</text:p>
          </table:table-cell>
          <table:table-cell table:style-name="表7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7.A2" office:value-type="string">
            <text:p text:style-name="P24">5</text:p>
          </table:table-cell>
          <table:table-cell table:style-name="表7.A2" office:value-type="string">
            <text:p text:style-name="P24">備考</text:p>
          </table:table-cell>
          <table:table-cell table:style-name="表7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5">7/XX（金）</text:p>
          </table:table-cell>
          <table:table-cell table:style-name="表8.B1" office:value-type="string">
            <text:p text:style-name="P25">7/XX（土）</text:p>
          </table:table-cell>
        </table:table-row>
        <table:table-row>
          <table:table-cell table:style-name="表8.A2" office:value-type="string">
            <text:p text:style-name="P23">○</text:p>
          </table:table-cell>
          <table:table-cell table:style-name="表8.B2" office:value-type="string">
            <text:p text:style-name="P23">○</text:p>
          </table:table-cell>
        </table:table-row>
      </table:table>
      <text:p text:style-name="P30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期間</text:p>
          </table:table-cell>
          <table:table-cell table:style-name="表9.B1" office:value-type="string">
            <text:p text:style-name="P22"><text:s text:c="2"/>2021.7.XX(月) ~ 2021.7.XX(日)</text:p>
          </table:table-cell>
        </table:table-row>
        <table:table-row>
          <table:table-cell table:style-name="表9.A2" office:value-type="string">
            <text:p text:style-name="P19">合計</text:p>
          </table:table-cell>
          <table:table-cell table:style-name="表9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3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4">1</text:p>
          </table:table-cell>
          <table:table-cell table:style-name="表36.A1" office:value-type="string">
            <text:p text:style-name="P24">作業日</text:p>
          </table:table-cell>
          <table:table-cell table:style-name="表36.C1" office:value-type="string">
            <text:p text:style-name="P26">7/XX XX曜日</text:p>
          </table:table-cell>
        </table:table-row>
        <table:table-row>
          <table:table-cell table:style-name="表36.A2" office:value-type="string">
            <text:p text:style-name="P24">2</text:p>
          </table:table-cell>
          <table:table-cell table:style-name="表36.A2" office:value-type="string">
            <text:p text:style-name="P24">発注者</text:p>
          </table:table-cell>
          <table:table-cell table:style-name="表36.C2" office:value-type="string">
            <text:p text:style-name="P26">XXX（XXX）</text:p>
          </table:table-cell>
        </table:table-row>
        <table:table-row>
          <table:table-cell table:style-name="表36.A2" office:value-type="string">
            <text:p text:style-name="P24">3</text:p>
          </table:table-cell>
          <table:table-cell table:style-name="表36.A2" office:value-type="string">
            <text:p text:style-name="P24">工事件名</text:p>
          </table:table-cell>
          <table:table-cell table:style-name="表36.C2" office:value-type="string">
            <text:p text:style-name="P26">XXX</text:p>
          </table:table-cell>
        </table:table-row>
        <table:table-row>
          <table:table-cell table:style-name="表36.A2" office:value-type="string">
            <text:p text:style-name="P24">4</text:p>
          </table:table-cell>
          <table:table-cell table:style-name="表36.A2" office:value-type="string">
            <text:p text:style-name="P24">作業時間</text:p>
          </table:table-cell>
          <table:table-cell table:style-name="表36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36.A2" office:value-type="string">
            <text:p text:style-name="P24">5</text:p>
          </table:table-cell>
          <table:table-cell table:style-name="表36.A2" office:value-type="string">
            <text:p text:style-name="P24">備考</text:p>
          </table:table-cell>
          <table:table-cell table:style-name="表36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ext:soft-page-break/>
        <table:table-row>
          <table:table-cell table:style-name="表38.A1" office:value-type="string">
            <text:p text:style-name="P25">7/XX（金）</text:p>
          </table:table-cell>
          <table:table-cell table:style-name="表38.B1" office:value-type="string">
            <text:p text:style-name="P25">7/XX（土）</text:p>
          </table:table-cell>
        </table:table-row>
        <table:table-row>
          <table:table-cell table:style-name="表38.A2" office:value-type="string">
            <text:p text:style-name="P23">○</text:p>
          </table:table-cell>
          <table:table-cell table:style-name="表38.B2" office:value-type="string">
            <text:p text:style-name="P23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1">期間</text:p>
          </table:table-cell>
          <table:table-cell table:style-name="表39.B1" office:value-type="string">
            <text:p text:style-name="P22"><text:s text:c="2"/>2021.7.XX(月) ~ 2021.7.XX(日)</text:p>
          </table:table-cell>
        </table:table-row>
        <table:table-row>
          <table:table-cell table:style-name="表39.A2" office:value-type="string">
            <text:p text:style-name="P19">合計</text:p>
          </table:table-cell>
          <table:table-cell table:style-name="表39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3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8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8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8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8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8">８：００－１７：００</text:p>
            <text:p text:style-name="P18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8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<text:soft-page-break/>-------------------------------------------------------- [STEPS] 20190602_101421</text:p>
      <text:list xml:id="list6216630627046062006" text:style-name="L1">
        <text:list-item>
          <text:p text:style-name="P40">image file</text:p>
          <text:list>
            <text:list-item>
              <text:p text:style-name="P40">copy to : C:\WORKS_2\WS\WS_Others\towa_corpo</text:p>
            </text:list-item>
            <text:list-item>
              <text:p text:style-name="P40">change → file name</text:p>
            </text:list-item>
            <text:list-item>
              <text:p text:style-name="P40">DUP</text:p>
            </text:list-item>
            <text:list-item>
              <text:p text:style-name="P40">open the orig with paint</text:p>
            </text:list-item>
            <text:list-item>
              <text:p text:style-name="P40">change size → 25 % (<office:annotation office:name="__Annotation__14902_534617985"><dc:creator>iwabuchi ken</dc:creator><dc:date>2020-02-03T15:01:30.11</dc:date><text:p text:style-name="P62"><text:span text:style-name="T19">680 ==&gt; about</text:span></text:p></office:annotation>40 %, 680KB~<office:annotation-end office:name="__Annotation__14902_534617985"/>)</text:p>
            </text:list-item>
            <text:list-item>
              <text:p text:style-name="P40">close paint</text:p>
            </text:list-item>
          </text:list>
        </text:list-item>
        <text:list-item>
          <text:p text:style-name="P41">email<text:span text:style-name="T15"> </text:span><text:span text:style-name="T14">###</text:span></text:p>
          <text:list>
            <text:list-item>
              <text:p text:style-name="P41">C – N (new mail)</text:p>
            </text:list-item>
            <text:list-item>
              <text:p text:style-name="P41">attach image file</text:p>
            </text:list-item>
            <text:list-item>
              <text:p text:style-name="P41">open in-mail image file</text:p>
            </text:list-item>
            <text:list-item>
              <text:p text:style-name="P41">validate</text:p>
              <text:list>
                <text:list-item>
                  <text:p text:style-name="P41">終了時刻</text:p>
                </text:list-item>
                <text:list-item>
                  <text:p text:style-name="P41">職長サイン</text:p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prev lines → DUP</text:p>
            </text:list-item>
            <text:list-item>
              <text:p text:style-name="P40">enter data</text:p>
              <text:list>
                <text:list-item>
                  <text:p text:style-name="P41">作業について</text:p>
                  <text:list>
                    <text:list-item>
                      <text:p text:style-name="P40">作業日</text:p>
                    </text:list-item>
                    <text:list-item>
                      <text:p text:style-name="P40">発注者</text:p>
                    </text:list-item>
                    <text:list-item>
                      <text:p text:style-name="P40">工事件名</text:p>
                    </text:list-item>
                    <text:list-item>
                      <text:p text:style-name="P41">作業時間</text:p>
                    </text:list-item>
                  </text:list>
                </text:list-item>
                <text:list-item>
                  <text:p text:style-name="P41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<text:soft-page-break/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40">作業日</text:p>
                </text:list-item>
                <text:list-item>
                  <text:p text:style-name="P40">発注者</text:p>
                </text:list-item>
                <text:list-item>
                  <text:p text:style-name="P40">工事件名</text:p>
                </text:list-item>
                <text:list-item>
                  <text:p text:style-name="P41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3">日報）</text:span></text:p>
            <text:list xml:id="list6383488968901855782" text:style-name="L2">
              <text:list-item>
                <text:p text:style-name="P50">copy</text:p>
                <text:list>
                  <text:list-item>
                    <text:p text:style-name="P50">from C:\WORKS_2\WS\WS_Cake_IFM11\iphone_to_upload</text:p>
                  </text:list-item>
                  <text:list-item>
                    <text:p text:style-name="P50">to <text:s/>==&gt; C:\WORKS_2\WS\WS_Others\towa_corpo</text:p>
                  </text:list-item>
                </text:list>
              </text:list-item>
              <text:list-item>
                <text:p text:style-name="P50">name ==&gt; change</text:p>
                <text:list>
                  <text:list-item>
                    <text:p text:style-name="P50">【作業員　岩淵謙 <text:s/>日報連絡】 2020.7.4.土 2020.7.6.月.jpg</text:p>
                  </text:list-item>
                </text:list>
              </text:list-item>
              <text:list-item>
                <text:p text:style-name="P50">open file (f1)</text:p>
              </text:list-item>
              <text:list-item>
                <text:p text:style-name="P50">DUP</text:p>
              </text:list-item>
              <text:list-item>
                <text:p text:style-name="P50">f1 ==&gt; paint</text:p>
              </text:list-item>
              <text:list-item>
                <text:p text:style-name="P50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105487755296642257" text:style-name="L3">
              <text:list-item>
                <text:p text:style-name="P51">DUP : 交通費請求書.用紙.orig.jpg</text:p>
              </text:list-item>
              <text:list-item>
                <text:p text:style-name="P51">name ==&gt; change : 【作業員　岩淵謙 <text:s/>交通費請求書】 2020.7.6(月) ~ 2020.7.12(日).jpg</text:p>
              </text:list-item>
              <text:list-item>
                <text:p text:style-name="P51">open file</text:p>
              </text:list-item>
              <text:list-item>
                <text:p text:style-name="P51">M – o &gt; ↓ &gt; Ret (paint)</text:p>
              </text:list-item>
              <text:list-item>
                <text:p text:style-name="P51">入力</text:p>
              </text:list-item>
              <text:list-item>
                <text:p text:style-name="P51">DUP</text:p>
              </text:list-item>
              <text:list-item>
                <text:p text:style-name="P51">M – o &gt; “70” &gt; Ret (size change)</text:p>
              </text:list-item>
              <text:list-item>
                <text:p text:style-name="P51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3151941668362088225" text:style-name="L4">
              <text:list-item>
                <text:p text:style-name="P53">start mailer</text:p>
              </text:list-item>
              <text:list-item>
                <text:p text:style-name="P53">new mail</text:p>
              </text:list-item>
              <text:list-item>
                <text:p text:style-name="P53">C – S – a &gt; choose file &gt; Ret (append)</text:p>
              </text:list-item>
              <text:list-item>
                <text:p text:style-name="P53">open ==&gt; appended files (<text:span text:style-name="T13">日報、交通費)</text:span></text:p>
              </text:list-item>
              <text:list-item>
                <text:p text:style-name="P52">C/P</text:p>
                <text:list>
                  <text:list-item>
                    <text:p text:style-name="P52">本文</text:p>
                  </text:list-item>
                  <text:list-item>
                    <text:p text:style-name="P52">タイトル</text:p>
                  </text:list-item>
                </text:list>
              </text:list-item>
              <text:list-item>
                <text:p text:style-name="P52">“send” : “yoko” &gt; Ret (autofill)</text:p>
              </text:list-item>
              <text:list-item>
                <text:p text:style-name="P52">validate</text:p>
                <text:list>
                  <text:list-item>
                    <text:p text:style-name="P52">append ==&gt; 2 files</text:p>
                  </text:list-item>
                  <text:list-item>
                    <text:p text:style-name="P52">subject</text:p>
                    <text:list>
                      <text:list-item>
                        <text:p text:style-name="P52">期間</text:p>
                      </text:list-item>
                      <text:list-item>
                        <text:p text:style-name="P52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2">C – Ret (send)</text:p>
              </text:list-item>
              <text:list-item>
                <text:p text:style-name="P52">validate</text:p>
                <text:list>
                  <text:list-item>
                    <text:p text:style-name="P52">attached files</text:p>
                  </text:list-item>
                  <text:list-item>
                    <text:p text:style-name="P52">宛先</text:p>
                  </text:list-item>
                  <text:list-item>
                    <text:p text:style-name="P52">タイトル</text:p>
                    <text:list>
                      <text:list-item>
                        <text:p text:style-name="P52">期間</text:p>
                      </text:list-item>
                      <text:list-item>
                        <text:p text:style-name="P52">内容</text:p>
                      </text:list-item>
                    </text:list>
                  </text:list-item>
                  <text:list-item>
                    <text:p text:style-name="P52">本文</text:p>
                    <text:list>
                      <text:list-item>
                        <text:p text:style-name="P52">送るものについての文。</text:p>
                      </text:list-item>
                      <text:list-item>
                        <text:p text:style-name="P52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><text:soft-page-break/></text:p>
      <text:p text:style-name="P31">-------------------------------------------------------- [STEPS : closing] 20200912_182844</text:p>
      <text:list xml:id="list2404122249191263291" text:style-name="L5">
        <text:list-item>
          <text:p text:style-name="P38">close</text:p>
          <text:list>
            <text:list-item>
              <text:p text:style-name="P38">image files</text:p>
            </text:list-item>
            <text:list-item>
              <text:p text:style-name="P38">folders</text:p>
            </text:list-item>
            <text:list-item>
              <text:p text:style-name="P38">apps</text:p>
              <text:list>
                <text:list-item>
                  <text:p text:style-name="P38">paint</text:p>
                </text:list-item>
                <text:list-item>
                  <text:p text:style-name="P38">mailer</text:p>
                </text:list-item>
              </text:list>
            </text:list-item>
          </text:list>
        </text:list-item>
        <text:list-item>
          <text:p text:style-name="P38">validate</text:p>
          <text:list>
            <text:list-item>
              <text:p text:style-name="P38">mail ==&gt; move to “sent” box</text:p>
            </text:list-item>
          </text:list>
        </text:list-item>
        <text:list-item>
          <text:p text:style-name="P38">prep next</text:p>
          <text:list>
            <text:list-item>
              <text:p text:style-name="P37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7-08T10:15:42.68</dc:date>
    <dc:creator>iwabuchi ken</dc:creator>
    <meta:editing-duration>P1DT14H37M21S</meta:editing-duration>
    <meta:editing-cycles>221</meta:editing-cycles>
    <meta:generator>OpenOffice/4.1.3$Win32 OpenOffice.org_project/413m1$Build-9783</meta:generator>
    <meta:document-statistic meta:table-count="20" meta:image-count="0" meta:object-count="0" meta:page-count="9" meta:paragraph-count="348" meta:word-count="1869" meta:character-count="4647"/>
  </office:meta>
</office:document-meta>
</file>